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 of species. Charles Darwin proposed a mechanism of how natural selection worked.</text:p>
      <text:p text:style-name="Standard">Natural selection is based on a few principles.</text:p>
      <text:p text:style-name="Standard">A population represents a pool of different genes that can be passed on.</text:p>
      <text:p text:style-name="Standard">Overproduction in a population leads to competition of resources.</text:p>
      <text:p text:style-name="Standard">These two principles along with environmental factors lead to differences in reproductive success of individuals.</text:p>
      <text:p text:style-name="Standard">An individual with an inherited variation that confers an advantage in competing for resources is more likely to survive and reproduce – passing the favorable trait.</text:p>
      <text:p text:style-name="Standard">The outcome of natural selection is adaptation.</text:p>
      <text:p text:style-name="Standard">Survival of the fittest. Fit in this sense, means how well and organism <text:span text:style-name="T1">fits</text:span><text:span text:style-name="T2"> into its environment.</text:span></text:p>
      <text:p text:style-name="Standard"><text:span text:style-name="T2">Fossil Record provides information about the chronology of various species, and shows transitional forms - extinct forms of organisms that were ancestors of current species.</text:span></text:p>
      <text:p text:style-name="Standard"><text:span text:style-name="T2">Biogeography: Similar species live near each other. It indicates that nature works with whats already there.</text:span></text:p>
      <text:p text:style-name="Standard"><text:span text:style-name="T2">Comparative Anatomy: </text:span><text:span text:style-name="T3">Morphological divergence</text:span><text:span text:style-name="T2"> – The same basic body plan for various structures and limbs are similar, but have been modified for different functions. </text:span><text:span text:style-name="T3">Vestigial structures</text:span><text:span text:style-name="T2"> – Certain structures which have become severely reduced or nonfunctional, but show relationships to other organisms.</text:span></text:p>
      <text:p text:style-name="Standard"><text:span text:style-name="T2">Comparative Embryology: The development pattern for many organisms is remarkably similar, and suggests that a basic plan has been modified for various species.</text:span></text:p>
      <text:p text:style-name="Standard"><text:span text:style-name="T2">Comparative Biochemistry: Similarities between DNA and proteins indicate common lineages.</text:span></text:p>
      <text:p text:style-name="Standard"><text:span text:style-name="T2">Artificial Selection: Also known as selective breeding, the altering of various species by humans for various purposes, either agricultural or as companions.</text:span></text:p>
      <text:p text:style-name="Standard"><text:span text:style-name="T2"/></text:p>
      <text:p text:style-name="Standard"><text:span text:style-name="T2">Scientific Process</text:span></text:p>
      <text:p text:style-name="Standard"><text:span text:style-name="T2">All science begins with observations. Two types of observations: Qualitative and quantitative. Qualitative describes quality, and quantitative describes quantity. Observations may lead to a question. The answer to your question is called a hypothesis. However, a hypothesis is not sufficient.</text:span></text:p>
      <text:p text:style-name="Standard"><text:span text:style-name="T2">A hypothesis must be: testable, and falsifiable. Testable means it can be testing out in the field or in a laboratory. Falsifiable means that you can picture a situation in an experiment where it is wrong. If your hypothesis is true, you can make a prediction. You must create a situation or find one where your situation is confirmed, or is falsified; This is the experiment.</text:span></text:p>
      <text:p text:style-name="Standard"><text:span text:style-name="T2">A natural experiment is where you find evidence that confirms your prediction.</text:span></text:p>
      <text:p text:style-name="Standard"><text:span text:style-name="T2">There are 2 results an experiment; Your hypothesis is either rejected, or it is supported. If it is supported, that does not mean it is proved.</text:span></text:p>
      <text:p text:style-name="Standard"><text:span text:style-name="T2">If you accept a false hypothesis, everything you do that takes place after is wrong. You </text:span><text:span text:style-name="T1">MUST</text:span><text:span text:style-name="T2"> reject a false hypothesis. No matter the outcome, you are able to include the new data the next time.</text:span></text:p>
      <text:p text:style-name="Standard"><text:span text:style-name="T2">Controls eliminate other variables that could affect the outcome.</text:span></text:p>
      <text:p text:style-name="Standard"><text:span text:style-name="T2">When you design an experiment, you have to limit the amount of variables for the most accurate result.</text:span></text:p>
      <text:p text:style-name="Standard"><text:span text:style-name="T2">A Type 2 error is accepting a false hypothes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09-13T13:00:49.11</meta:creation-date>
    <dc:date>2017-09-13T14:12:21.33</dc:date>
    <dc:creator>Timothy Cayer</dc:creator>
    <meta:editing-duration>PT24M17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1" meta:paragraph-count="23" meta:word-count="464" meta:character-count="3000"/>
  </office:meta>
</office:document-meta>
</file>